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foo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oot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oot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setSpan( int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setVAlign( String v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oo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oot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foot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oot.tf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foo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oot.setChar( String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oot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oot.setCharOff( int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oot.setCharOff( String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oo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setSpan( String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